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orizontal_20_Line">
      <style:paragraph-properties fo:margin-top="0cm" fo:margin-bottom="0cm" loext:contextual-spacing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officeooo:rsid="000f12f0" officeooo:paragraph-rsid="000f12f0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 fo:background-color="#ffffcc" loext:padding-left="0.423cm" loext:padding-right="0cm" loext:padding-top="0cm" loext:padding-bottom="0cm" loext:border-left="4.51pt solid #ffeb3b" loext:border-right="none" loext:border-top="none" loext:border-bottom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Consola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d21b1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0f9553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/>
    </style:style>
    <style:style style:name="P1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Verdana" fo:font-size="11.25pt" fo:letter-spacing="normal" fo:font-style="normal" fo:font-weight="normal" fo:background-color="#ffffcc" loext:padding-left="0.423cm" loext:padding-right="0cm" loext:padding-top="0cm" loext:padding-bottom="0cm" loext:border-left="4.51pt solid #ffeb3b" loext:border-right="none" loext:border-top="none" loext:border-bottom="none"/>
    </style:style>
    <style:style style:name="P14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Consolas" fo:font-size="12pt" fo:letter-spacing="normal" fo:font-style="normal" fo:font-weight="normal" fo:background-color="#ffffff" loext:padding-left="0.318cm" loext:padding-right="0cm" loext:padding-top="0cm" loext:padding-bottom="0cm" loext:border-left="3pt solid #4caf50" loext:border-right="none" loext:border-top="none" loext:border-bottom="none"/>
    </style:style>
    <style:style style:name="P15" style:family="paragraph" style:parent-style-name="Heading_20_2">
      <style:text-properties fo:font-variant="normal" fo:text-transform="none" fo:color="#000000" style:font-name="Segoe UI" fo:font-size="22.5pt" fo:letter-spacing="normal" fo:font-style="normal" fo:font-weight="normal"/>
    </style:style>
    <style:style style:name="P16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Segoe UI" fo:font-size="22.5pt" fo:letter-spacing="normal" fo:font-style="normal" fo:font-weight="normal"/>
    </style:style>
    <style:style style:name="P17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Segoe UI" fo:font-size="22.5pt" fo:letter-spacing="normal" fo:font-style="normal" fo:font-weight="normal" officeooo:paragraph-rsid="000f9553"/>
    </style:style>
    <style:style style:name="P18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Segoe UI" fo:font-size="22.5pt" fo:letter-spacing="normal" fo:font-style="normal" fo:font-weight="normal" officeooo:rsid="000f12f0" officeooo:paragraph-rsid="000f12f0"/>
    </style:style>
    <style:style style:name="P19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0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break-before="page"/>
    </style:style>
    <style:style style:name="P21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Segoe UI" fo:font-size="18pt" fo:letter-spacing="normal" fo:font-style="normal" fo:font-weight="normal" fo:background-color="#f1f1f1" loext:padding="0cm" loext:border="none"/>
    </style:style>
    <style:style style:name="T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Verdana" fo:font-size="11.25pt" fo:letter-spacing="normal" fo:font-style="normal" fo:font-weight="normal" fo:background-color="#ffffcc" loext:char-shading-value="0" loext:padding-left="0.423cm" loext:padding-right="0cm" loext:padding-top="0cm" loext:padding-bottom="0cm" loext:border-left="4.51pt solid #ffeb3b" loext:border-right="none" loext:border-top="none" loext:border-bottom="none"/>
    </style:style>
    <style:style style:name="T3" style:family="text">
      <style:text-properties fo:font-variant="normal" fo:text-transform="none" fo:color="#000000" style:font-name="Segoe UI" fo:font-size="22.5pt" fo:letter-spacing="normal" fo:font-style="normal" fo:font-weight="normal"/>
    </style:style>
    <style:style style:name="T4" style:family="text">
      <style:text-properties fo:font-variant="normal" fo:text-transform="none" fo:color="#dc143c" style:font-name="Consolas" fo:font-size="12pt" fo:letter-spacing="normal" fo:font-style="normal" fo:font-weight="normal" fo:background-color="#f1f1f1" loext:char-shading-value="0" loext:padding="0cm" loext:border="none"/>
    </style:style>
    <style:style style:name="T5" style:family="text">
      <style:text-properties style:font-name="Verdana" fo:font-size="11.25pt"/>
    </style:style>
    <style:style style:name="T6" style:family="text">
      <style:text-properties fo:color="#dc143c" style:font-name="Consolas" fo:font-size="12pt" style:text-underline-style="solid" style:text-underline-width="auto" style:text-underline-color="font-color" fo:background-color="#f1f1f1" loext:char-shading-value="0" loext:padding="0cm" loext:border="none"/>
    </style:style>
    <style:style style:name="T7" style:family="text">
      <style:text-properties fo:color="#a52a2a"/>
    </style:style>
    <style:style style:name="T8" style:family="text">
      <style:text-properties fo:color="#a52a2a"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9" style:family="text">
      <style:text-properties fo:color="#0000cd"/>
    </style:style>
    <style:style style:name="T10" style:family="text">
      <style:text-properties fo:background-color="#ffffff" loext:char-shading-value="0" loext:padding-left="0.318cm" loext:padding-right="0cm" loext:padding-top="0cm" loext:padding-bottom="0cm" loext:border-left="3pt solid #4caf50" loext:border-right="none" loext:border-top="none" loext:border-bottom="none"/>
    </style:style>
    <style:style style:name="T11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What are Cookies?</text:h>
      <text:p text:style-name="P4">Cookies are data, stored in small text files, on your computer.</text:p>
      <text:p text:style-name="P4">When a web server has sent a web page to a browser, the connection is shut down, and the server forgets everything about the user.</text:p>
      <text:p text:style-name="P4">Cookies were invented to solve the problem "how to remember information about the user":</text:p>
      <text:list xml:id="list3855967017" text:style-name="L1">
        <text:list-item>
          <text:p text:style-name="P11">When a user visits a web page, his/her name can be stored in a cookie.</text:p>
        </text:list-item>
        <text:list-item>
          <text:p text:style-name="P11">Next time the user visits the page, the cookie "remembers" his/her name.</text:p>
        </text:list-item>
      </text:list>
      <text:p text:style-name="P4">Cookies are saved in name-value pairs like:</text:p>
      <text:p text:style-name="P6">username = John Doe</text:p>
      <text:p text:style-name="P4">When a browser requests a web page from a server, cookies belonging to the page is added to the request. This way the server gets the necessary data to "remember" information about users.</text:p>
      <text:h text:style-name="P16" text:outline-level="2">Create a Cookie with JavaScript</text:h>
      <text:p text:style-name="P2">JavaScript can create, read, and delete cookies with the <text:span text:style-name="Source_20_Text"><text:span text:style-name="T6">document.cookie</text:span></text:span> property.</text:p>
      <text:p text:style-name="P4">With JavaScript, a cookie can be created like this:</text:p>
      <text:p text:style-name="P6">document.cookie = <text:span text:style-name="T7">"username=John Doe"</text:span>;</text:p>
      <text:p text:style-name="P4">You can also add an expiry date (in UTC time). By default, the cookie is deleted when the browser is closed:</text:p>
      <text:p text:style-name="P6">document.cookie = <text:span text:style-name="T7">"username=John Doe; expires=Thu, 18 Dec 2013 12:00:00 UTC"</text:span>;</text:p>
      <text:p text:style-name="P4">With a path parameter, you can tell the browser what path the cookie belongs to. By default, the cookie belongs to the current page.</text:p>
      <text:p text:style-name="P6">document.cookie = <text:span text:style-name="T7">"username=John Doe; expires=Thu, 18 Dec 2013 12:00:00 UTC; path=/"</text:span>;</text:p>
      <text:p text:style-name="P2"/>
      <text:h text:style-name="P16" text:outline-level="2">Read a Cookie with JavaScript</text:h>
      <text:p text:style-name="P4">With JavaScript, cookies can be read like this:</text:p>
      <text:p text:style-name="P6"><text:span text:style-name="T9">var</text:span> x = document.cookie;</text:p>
      <text:p text:style-name="P9"><text:span text:style-name="Source_20_Text"><text:span text:style-name="T4">document.cookie</text:span></text:span><text:span text:style-name="T2"> will return all cookies in one string much like: </text:span></text:p>
      <text:p text:style-name="P9"><text:span text:style-name="T2">cookie1=value; cookie2=value; cookie3=value;</text:span></text:p>
      <text:h text:style-name="P19" text:outline-level="2"><text:span text:style-name="T3">Change a Cookie with JavaScript</text:span></text:h>
      <text:p text:style-name="P4">With JavaScript, you can change a cookie the same way as you create it:</text:p>
      <text:p text:style-name="P7"><text:span text:style-name="T10">document.cookie = </text:span><text:span text:style-name="T8">"username=John Smith; expires=Thu, 18 Dec 2013 12:00:00 UTC; path=/"</text:span><text:span text:style-name="T10">; <text:s/><text:tab/><text:tab/><text:tab/></text:span><text:span text:style-name="T5">The old cookie is overwritten.</text:span></text:p>
      <text:h text:style-name="P16" text:outline-level="2">Delete a Cookie with JavaScrip</text:h>
      <text:p text:style-name="P4">Deleting a cookie is very simple.</text:p>
      <text:p text:style-name="P4">You don't have to specify a cookie value when you delete a cookie.</text:p>
      <text:p text:style-name="P4">Just set the expires parameter to a passed date:</text:p>
      <text:p text:style-name="P6">document.cookie = <text:span text:style-name="T7">"username=; expires=Thu, 01 Jan 1970 00:00:00 UTC; path=/;"</text:span>;</text:p>
      <text:p text:style-name="P5">You should define the cookie path to ensure that you delete the right cookie.</text:p>
      <text:p text:style-name="P13">Some browsers will not let you delete a cookie if you don't specify the path.</text:p>
      <text:h text:style-name="P18" text:outline-level="2"><text:soft-page-break/>The Cookie String</text:h>
      <text:p text:style-name="P8"><text:span text:style-name="T1">The </text:span><text:span text:style-name="Source_20_Text"><text:span text:style-name="T4">document.cookie</text:span></text:span><text:span text:style-name="T1"> property looks like a normal text string. But it is not.</text:span></text:p>
      <text:p text:style-name="P4">Even if you write a whole cookie string to document.cookie, when you read it out again, you can only see the name-value pair of it.</text:p>
      <text:p text:style-name="P4">If you set a new cookie, older cookies are not overwritten. The new cookie is added to document.cookie,</text:p>
      <text:p text:style-name="P4">If you want to find the value of one specified cookie, you must write a JavaScript function that searches for the cookie value in the cookie string.</text:p>
      <text:h text:style-name="P18" text:outline-level="2">JavaScript Cookie Example</text:h>
      <text:p text:style-name="P4">In the example to follow, we will create a cookie that stores the name of a visitor.</text:p>
      <text:p text:style-name="P4">The first time a visitor arrives to the web page, he/she will be asked to fill in his/her name. The name is then stored in a cookie.</text:p>
      <text:p text:style-name="P4">The next time the visitor arrives at the same page, he/she will get a welcome message.</text:p>
      <text:p text:style-name="P4">For the example we will create 3 JavaScript functions:</text:p>
      <text:list xml:id="list3698965114" text:style-name="L2">
        <text:list-item>
          <text:p text:style-name="P12">A function to set a cookie value</text:p>
        </text:list-item>
        <text:list-item>
          <text:p text:style-name="P12">A function to get a cookie value</text:p>
        </text:list-item>
        <text:list-item>
          <text:p text:style-name="P12">A function to check a cookie value</text:p>
        </text:list-item>
      </text:list>
      <text:p text:style-name="P1"/>
      <text:h text:style-name="P16" text:outline-level="2">A Function to Set a Cookie</text:h>
      <text:p text:style-name="P8"><text:span text:style-name="T1">First, we create a </text:span><text:span text:style-name="Source_20_Text"><text:span text:style-name="T4">function</text:span></text:span><text:span text:style-name="T1"> that stores the name of the visitor in a cookie variable:</text:span></text:p>
      <text:h text:style-name="P21" text:outline-level="3">Example</text:h>
      <text:p text:style-name="P14"><text:span text:style-name="T9">function</text:span> setCookie(cname, cvalue, exdays) {<text:line-break/>  <text:span text:style-name="T9">var</text:span> d = <text:span text:style-name="T9">new</text:span> Date();<text:line-break/>  d.setTime(d.getTime() + (exdays*<text:span text:style-name="T11">24</text:span>*<text:span text:style-name="T11">60</text:span>*<text:span text:style-name="T11">60</text:span>*<text:span text:style-name="T11">1000</text:span>));<text:line-break/>  <text:span text:style-name="T9">var</text:span> expires = <text:span text:style-name="T7">"expires="</text:span>+ d.toUTCString();<text:line-break/>  document.cookie = cname + <text:span text:style-name="T7">"="</text:span> + cvalue + <text:span text:style-name="T7">";"</text:span> + expires + <text:span text:style-name="T7">";path=/"</text:span>;<text:line-break/>}</text:p>
      <text:p text:style-name="P8"><text:span text:style-name="Strong_20_Emphasis"><text:span text:style-name="T1">Example explained:</text:span></text:span></text:p>
      <text:p text:style-name="P4">The parameters of the function above are the name of the cookie (cname), the value of the cookie (cvalue), and the number of days until the cookie should expire (exdays).</text:p>
      <text:p text:style-name="P10"><text:span text:style-name="T1">The function sets a cookie by adding together the cookiename, the cookie value, and the expires string.</text:span></text:p>
      <text:h text:style-name="P17" text:outline-level="2">A Function to Get a Cookie</text:h>
      <text:p text:style-name="P8"><text:span text:style-name="T1">Then, we create a </text:span><text:span text:style-name="Source_20_Text"><text:span text:style-name="T4">function</text:span></text:span><text:span text:style-name="T1"> that returns the value of a specified cookie:</text:span></text:p>
      <text:h text:style-name="P21" text:outline-level="3">Example</text:h>
      <text:p text:style-name="P14"><text:span text:style-name="T9">function</text:span> getCookie(cname) {<text:line-break/>  <text:span text:style-name="T9">var</text:span> name = cname + <text:span text:style-name="T7">"="</text:span>;<text:line-break/>  <text:span text:style-name="T9">var</text:span> decodedCookie = decodeURIComponent(document.cookie);<text:line-break/>  <text:span text:style-name="T9">var</text:span> ca = decodedCookie.split(<text:span text:style-name="T7">';'</text:span>);<text:line-break/>  <text:span text:style-name="T9">for</text:span>(<text:span text:style-name="T9">var</text:span> i = <text:span text:style-name="T11">0</text:span>; i &lt;ca.length; i++) {<text:line-break/>    <text:span text:style-name="T9">var</text:span> c = ca[i];<text:line-break/>    <text:span text:style-name="T9">while</text:span> (c.charAt(<text:span text:style-name="T11">0</text:span>) == <text:span text:style-name="T7">' '</text:span>) {<text:line-break/>      c = c.substring(<text:span text:style-name="T11">1</text:span>);<text:line-break/>    }<text:line-break/><text:soft-page-break/>    <text:span text:style-name="T9">if</text:span> (c.indexOf(name) == <text:span text:style-name="T11">0</text:span>) {<text:line-break/>      <text:span text:style-name="T9">return</text:span> c.substring(name.length, c.length);<text:line-break/>    }<text:line-break/>  }<text:line-break/>  <text:span text:style-name="T9">return</text:span> <text:span text:style-name="T7">""</text:span>;<text:line-break/>}</text:p>
      <text:p text:style-name="P8"><text:span text:style-name="Strong_20_Emphasis"><text:span text:style-name="T1">Function explained:</text:span></text:span></text:p>
      <text:p text:style-name="P4">Take the cookiename as parameter (cname).</text:p>
      <text:p text:style-name="P4">Create a variable (name) with the text to search for (cname + "=").</text:p>
      <text:p text:style-name="P4">Decode the cookie string, to handle cookies with special characters, e.g. '$'</text:p>
      <text:p text:style-name="P4">Split document.cookie on semicolons into an array called ca (ca = decodedCookie.split(';')).</text:p>
      <text:p text:style-name="P4">Loop through the ca array (i = 0; i &lt; ca.length; i++), and read out each value c = ca[i]).</text:p>
      <text:p text:style-name="P4">If the cookie is found (c.indexOf(name) == 0), return the value of the cookie (c.substring(name.length, c.length).</text:p>
      <text:p text:style-name="P4">If the cookie is not found, return "".</text:p>
      <text:h text:style-name="P19" text:outline-level="2"><text:span text:style-name="T3">A Function to Check a Cookie</text:span></text:h>
      <text:p text:style-name="P4">Last, we create the function that checks if a cookie is set.</text:p>
      <text:p text:style-name="P4">If the cookie is set it will display a greeting.</text:p>
      <text:p text:style-name="P8"><text:span text:style-name="T1">If the cookie is not set, it will display a prompt box, asking for the name of the user, and stores the username cookie for 365 days, by calling the </text:span><text:span text:style-name="Source_20_Text"><text:span text:style-name="T4">setCookie</text:span></text:span><text:span text:style-name="T1"> function:</text:span></text:p>
      <text:h text:style-name="P21" text:outline-level="3">Example</text:h>
      <text:p text:style-name="P14"><text:span text:style-name="T9">function</text:span> checkCookie() {<text:line-break/>  <text:span text:style-name="T9">var</text:span> username = getCookie(<text:span text:style-name="T7">"username"</text:span>);<text:line-break/>  <text:span text:style-name="T9">if</text:span> (username != <text:span text:style-name="T7">""</text:span>) {<text:line-break/>   alert(<text:span text:style-name="T7">"Welcome again "</text:span> + username);<text:line-break/>  } <text:span text:style-name="T9">else</text:span> {<text:line-break/>    username = prompt(<text:span text:style-name="T7">"Please enter your name:"</text:span>, <text:span text:style-name="T7">""</text:span>);<text:line-break/>    <text:span text:style-name="T9">if</text:span> (username != <text:span text:style-name="T7">""</text:span> &amp;&amp; username != <text:span text:style-name="T9">null</text:span>) {<text:line-break/>      setCookie(<text:span text:style-name="T7">"username"</text:span>, username, <text:span text:style-name="T11">365</text:span>);<text:line-break/>    }<text:line-break/>  }<text:line-break/>}</text:p>
      <text:h text:style-name="P19" text:outline-level="2"><text:span text:style-name="T3"/></text:h>
      <text:h text:style-name="P20" text:outline-level="2"><text:span text:style-name="T3">All Together Now</text:span></text:h>
      <text:h text:style-name="P21" text:outline-level="3"/>
      <text:p text:style-name="P14"><text:span text:style-name="T9">function</text:span> setCookie(cname, cvalue, exdays) {<text:line-break/>  <text:span text:style-name="T9">var</text:span> d = <text:span text:style-name="T9">new</text:span> Date();<text:line-break/>  d.setTime(d.getTime() + (exdays * <text:span text:style-name="T11">24</text:span> * <text:span text:style-name="T11">60</text:span> * <text:span text:style-name="T11">60</text:span> * <text:span text:style-name="T11">1000</text:span>));<text:line-break/>  <text:span text:style-name="T9">var</text:span> expires = <text:span text:style-name="T7">"expires="</text:span>+d.toUTCString();<text:line-break/>  document.cookie = cname + <text:span text:style-name="T7">"="</text:span> + cvalue + <text:span text:style-name="T7">";"</text:span> + expires + <text:span text:style-name="T7">";path=/"</text:span>;<text:line-break/>}<text:line-break/><text:line-break/><text:span text:style-name="T9">function</text:span> getCookie(cname) {<text:line-break/>  <text:span text:style-name="T9">var</text:span> name = cname + <text:span text:style-name="T7">"="</text:span>;<text:line-break/>  <text:span text:style-name="T9">var</text:span> ca = document.cookie.split(<text:span text:style-name="T7">';'</text:span>);<text:line-break/>  <text:span text:style-name="T9">for</text:span>(<text:span text:style-name="T9">var</text:span> i = <text:span text:style-name="T11">0</text:span>; i &lt; ca.length; i++) {<text:line-break/>    <text:span text:style-name="T9">var</text:span> c = ca[i];<text:line-break/>    <text:span text:style-name="T9">while</text:span> (c.charAt(<text:span text:style-name="T11">0</text:span>) == <text:span text:style-name="T7">' '</text:span>) {<text:line-break/>      c = c.substring(<text:span text:style-name="T11">1</text:span>);<text:line-break/>    }<text:line-break/>    <text:span text:style-name="T9">if</text:span> (c.indexOf(name) == <text:span text:style-name="T11">0</text:span>) {<text:line-break/>      <text:span text:style-name="T9">return</text:span> c.substring(name.length, c.length);<text:line-break/>    }<text:line-break/>  }<text:line-break/>  <text:span text:style-name="T9">return</text:span> <text:span text:style-name="T7">""</text:span>;<text:line-break/>}<text:line-break/><text:line-break/><text:span text:style-name="T9">function</text:span> checkCookie() {<text:line-break/>  <text:span text:style-name="T9">var</text:span> user = getCookie(<text:span text:style-name="T7">"username"</text:span>);<text:line-break/>  <text:span text:style-name="T9">if</text:span> (user != <text:span text:style-name="T7">""</text:span>) {<text:line-break/>    alert(<text:span text:style-name="T7">"Welcome again "</text:span> + user);<text:line-break/>  } <text:span text:style-name="T9">else</text:span> {<text:line-break/>    user = prompt(<text:span text:style-name="T7">"Please enter your name:"</text:span>, <text:span text:style-name="T7">""</text:span>);<text:line-break/>    <text:span text:style-name="T9">if</text:span> (user != <text:span text:style-name="T7">""</text:span> &amp;&amp; user != <text:span text:style-name="T9">null</text:span>) {<text:line-break/>      setCookie(<text:span text:style-name="T7">"username"</text:span>, user, <text:span text:style-name="T11">365</text:span>);<text:line-break/>    }<text:line-break/>  }<text:line-break/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"/>
    <style:font-face style:name="Lohit Devanagari1" svg:font-family="'Lohit Devanagari'"/>
    <style:font-face style:name="Segoe UI" svg:font-family="'Segoe UI', Arial, sans-serif"/>
    <style:font-face style:name="Verdana" svg:font-family="Verdan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0.7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3:12:05.943634151</meta:creation-date>
    <dc:date>2019-05-05T03:38:17.432837456</dc:date>
    <meta:editing-duration>PT5M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72" meta:word-count="1041" meta:character-count="6212" meta:non-whitespace-character-count="5080"/>
  </office:meta>
</office:document-meta>
</file>